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57cm"/>
    </style:style>
    <style:style style:name="co3" style:family="table-column">
      <style:table-column-properties fo:break-before="auto" style:column-width="9.85cm"/>
    </style:style>
    <style:style style:name="co4" style:family="table-column">
      <style:table-column-properties fo:break-before="auto" style:column-width="3.736cm"/>
    </style:style>
    <style:style style:name="co5" style:family="table-column">
      <style:table-column-properties fo:break-before="auto" style:column-width="10.169cm"/>
    </style:style>
    <style:style style:name="co6" style:family="table-column">
      <style:table-column-properties fo:break-before="auto" style:column-width="9.617cm"/>
    </style:style>
    <style:style style:name="co7" style:family="table-column">
      <style:table-column-properties fo:break-before="auto" style:column-width="7.366cm"/>
    </style:style>
    <style:style style:name="co8" style:family="table-column">
      <style:table-column-properties fo:break-before="auto" style:column-width="9.2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  <table:table-cell table:number-columns-repeated="3"/>
          <table:table-cell table:number-columns-repeated="2" office:value-type="string" calcext:value-type="string">
            <text:p>1000000-Caja Chica</text:p>
          </table:table-cell>
          <table:table-cell/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  <table:table-cell table:number-columns-repeated="3"/>
          <table:table-cell table:number-columns-repeated="2" office:value-type="string" calcext:value-type="string">
            <text:p>1010000-Cuenta Corriente Banca</text:p>
          </table:table-cell>
          <table:table-cell/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 CUENTAS POR PAGAR@CUENTAS POR PAGAR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a Corto Plaz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CUENTAS POR PAGAR - NÓMIN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tras Deducciones de Nómina por Pagar (Sindicatos / Embargo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y Contribuciones Patronales a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evisión para Aguinaldo (SAC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evisión para Vacaciones No Gozad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PASIVO N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Social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 Capital Adicional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 Socios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/ Sobrantes de Inventario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/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SALARIOS Y SUEL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 (Contribuciones de Ley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Aportes del Empleador a la Seguridad Social (Contribuciones de Jubilación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ago por Discapacidad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Pago de Vacacione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Pago por Maternidad / Paterni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Pago de Horas Extra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ón por Despido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Pago por Enferme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mpty account</text:p>
          </table:table-cell>
          <table:table-cell table:number-columns-repeated="2" office:value-type="string" calcext:value-type="string">
            <text:p>No gro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Débito Fiscal (Vent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1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4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5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15</text:p>
          </table:table-cell>
          <table:table-cell office:value-type="string" calcext:value-type="string">
            <text:p>IVA Crédito Fiscal (Compr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1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(Compr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Crédito Fiscal (Compr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50</text:p>
          </table:table-cell>
          <table:table-cell office:value-type="string" calcext:value-type="string">
            <text:p>IVA Crédito Fiscal - Gastos Exent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B1000001</text:p>
          </table:table-cell>
          <table:table-cell office:value-type="string" calcext:value-type="string">
            <text:p>Caja chica oficina central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B1000002</text:p>
          </table:table-cell>
          <table:table-cell office:value-type="string" calcext:value-type="string">
            <text:p>Caja chica sucursal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S BANCARIAS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B1010001</text:p>
          </table:table-cell>
          <table:table-cell office:value-type="string" calcext:value-type="string">
            <text:p>Cuenta corriente bancaria A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B1010002</text:p>
          </table:table-cell>
          <table:table-cell office:value-type="string" calcext:value-type="string">
            <text:p>Cuenta de ahorros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00001</text:p>
          </table:table-cell>
          <table:table-cell office:value-type="string" calcext:value-type="string">
            <text:p>Cuentas por cobrar a clientes</text:p>
          </table:table-cell>
          <table:table-cell office:value-type="string" calcext:value-type="string">
            <text:p>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1</text:p>
          </table:table-cell>
          <table:table-cell office:value-type="string" calcext:value-type="string">
            <text:p>Previsión para deudores incobrables - General</text:p>
          </table:table-cell>
          <table:table-cell office:value-type="string" calcext:value-type="string">
            <text:p>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1</text:p>
          </table:table-cell>
          <table:table-cell office:value-type="string" calcext:value-type="string">
            <text:p>Inventario de mercaderías</text:p>
          </table:table-cell>
          <table:table-cell office:value-type="string" calcext:value-type="string">
            <text:p>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2</text:p>
          </table:table-cell>
          <table:table-cell office:value-type="string" calcext:value-type="string">
            <text:p>Inventario de materias primas</text:p>
          </table:table-cell>
          <table:table-cell office:value-type="string" calcext:value-type="string">
            <text:p>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1</text:p>
          </table:table-cell>
          <table:table-cell office:value-type="string" calcext:value-type="string">
            <text:p>Seguros pagados por anticipado</text:p>
          </table:table-cell>
          <table:table-cell office:value-type="string" calcext:value-type="string">
            <text:p>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2</text:p>
          </table:table-cell>
          <table:table-cell office:value-type="string" calcext:value-type="string">
            <text:p>Alquiler pagado por anticipado</text:p>
          </table:table-cell>
          <table:table-cell office:value-type="string" calcext:value-type="string">
            <text:p>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INVERSIONES A CORTO PLAZO</text:p>
          </table:table-cell>
          <table:table-cell office:value-type="string" calcext:value-type="string">
            <text:p>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office:value-type="string" calcext:value-type="string">
            <text:p>PROPIEDADES, PLANTA Y EQUIP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table:number-columns-repeated="2" office:value-type="string" calcext:value-type="string">
            <text:p>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table:number-columns-repeated="2" office:value-type="string" calcext:value-type="string">
            <text:p>ACTIVOS INTANGIBLES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1</text:p>
          </table:table-cell>
          <table:table-cell office:value-type="string" calcext:value-type="string">
            <text:p>Derechos de autor</text:p>
          </table:table-cell>
          <table:table-cell office:value-type="string" calcext:value-type="string">
            <text:p>ACTIVOS INTANGIBLES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2</text:p>
          </table:table-cell>
          <table:table-cell office:value-type="string" calcext:value-type="string">
            <text:p>Fondo de comercio</text:p>
          </table:table-cell>
          <table:table-cell office:value-type="string" calcext:value-type="string">
            <text:p>ACTIVOS INTANGIBLES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3</text:p>
          </table:table-cell>
          <table:table-cell office:value-type="string" calcext:value-type="string">
            <text:p>Patentes</text:p>
          </table:table-cell>
          <table:table-cell office:value-type="string" calcext:value-type="string">
            <text:p>ACTIVOS INTANGIBLES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table:number-columns-repeated="2" office:value-type="string" calcext:value-type="string">
            <text:p>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000001</text:p>
          </table:table-cell>
          <table:table-cell office:value-type="string" calcext:value-type="string">
            <text:p>Cuentas por pagar a proveedores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ACUMULADOS</text:p>
          </table:table-cell>
          <table:table-cell office:value-type="string" calcext:value-type="string">
            <text:p>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</text:p>
          </table:table-cell>
          <table:table-cell office:value-type="string" calcext:value-type="string">
            <text:p>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SALARIOS ACUMULADOS</text:p>
          </table:table-cell>
          <table:table-cell office:value-type="string" calcext:value-type="string">
            <text:p>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A CORTO PLAZO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NÓMINA POR PAGAR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MPUESTOS IVA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0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office:value-type="string" calcext:value-type="string">
            <text:p>PASIVOS NO CORRIENTES</text:p>
          </table:table-cell>
          <table:table-cell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SOCI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 CAPIT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 SOCIO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RESULTADOS ACUMULADO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1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2</text:p>
          </table:table-cell>
          <table:table-cell office:value-type="string" calcext:value-type="string">
            <text:p>Resultado del ejercic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000001</text:p>
          </table:table-cell>
          <table:table-cell office:value-type="string" calcext:value-type="string">
            <text:p>Ventas de product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000002</text:p>
          </table:table-cell>
          <table:table-cell office:value-type="string" calcext:value-type="string">
            <text:p>Ventas de servici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OTROS INGRESOS OPERATIVOS</text:p>
          </table:table-cell>
          <table:table-cell office:value-type="string" calcext:value-type="string">
            <text:p>OTROS INGRESOS</text:p>
          </table:table-cell>
          <table:table-cell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table:number-columns-repeated="3"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GASTOS DE DEPRECIACIÓN Y AMORTIZACIÓN</text:p>
          </table:table-cell>
          <table:table-cell office:value-type="string" calcext:value-type="string">
            <text:p>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1</text:p>
          </table:table-cell>
          <table:table-cell office:value-type="string" calcext:value-type="string">
            <text:p>Amortización de intangibles</text:p>
          </table:table-cell>
          <table:table-cell office:value-type="string" calcext:value-type="string">
            <text:p>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2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table:number-columns-repeated="2" office:value-type="string" calcext:value-type="string">
            <text:p>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1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2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COMERCIALIZACIÓN</text:p>
          </table:table-cell>
          <table:table-cell office:value-type="string" calcext:value-type="string">
            <text:p>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GASTOS DE ALQUILER Y SERVICIOS</text:p>
          </table:table-cell>
          <table:table-cell office:value-type="string" calcext:value-type="string">
            <text:p>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SALARIOS BÁSIC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</text:p>
          </table:table-cell>
          <table:table-cell office:value-type="string" calcext:value-type="string">
            <text:p>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OTROS INGRES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OTROS GAST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T2400000</text:p>
          </table:table-cell>
          <table:table-cell office:value-type="string" calcext:value-type="string">
            <text:p>IMPUESTOS IVA - CONTROL</text:p>
          </table:table-cell>
          <table:table-cell office:value-type="string" calcext:value-type="string">
            <text:p>IMPUESTOS IVA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- Tasa general (21%)</text:p>
          </table:table-cell>
          <table:table-cell office:value-type="string" calcext:value-type="string">
            <text:p>IMPUESTOS IVA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débito fiscal - Tasa reducida (10.5%)</text:p>
          </table:table-cell>
          <table:table-cell office:value-type="string" calcext:value-type="string">
            <text:p>IMPUESTOS IVA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  <table:table-cell table:number-columns-repeated="3"/>
          <table:table-cell table:number-columns-repeated="2" office:value-type="string" calcext:value-type="string">
            <text:p>1000000-Caja Chica</text:p>
          </table:table-cell>
          <table:table-cell/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  <table:table-cell table:number-columns-repeated="3"/>
          <table:table-cell table:number-columns-repeated="2" office:value-type="string" calcext:value-type="string">
            <text:p>1010000-Cuenta Corriente Banca</text:p>
          </table:table-cell>
          <table:table-cell/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 CUENTAS POR PAGAR@CUENTAS POR PAGAR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CUENTAS POR PAGAR - NÓMIN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tras deducciones de nómina por pagar (Sindicatos / Embargo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y contribuciones patronales a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evisión para aguinaldo (SAC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evisión para vacaciones no gozad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PASIVO N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social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 capital adicional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 socios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/ Sobrantes de inventario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/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SALARIOS Y SUEL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 (Contribuciones de ley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Aportes del empleador a la seguridad social (Contribuciones de jubilación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ago por discapacidad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Pago de vacacione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Pago por maternidad / paterni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Pago de horas extra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ón por despido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Pago por enferme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Débito Fiscal (Vent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1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4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05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15</text:p>
          </table:table-cell>
          <table:table-cell office:value-type="string" calcext:value-type="string">
            <text:p>IVA Crédito Fiscal (Compr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1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(Compr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Crédito Fiscal (Compr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2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400150</text:p>
          </table:table-cell>
          <table:table-cell office:value-type="string" calcext:value-type="string">
            <text:p>IVA Crédito Fiscal - Gastos exent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mpty account</text:p>
          </table:table-cell>
          <table:table-cell table:number-columns-repeated="2" office:value-type="string" calcext:value-type="string">
            <text:p>No group</text:p>
          </table:table-cell>
          <table:table-cell table:number-columns-repeated="6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TBM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TBMS Cobrado (Ventas) - Tasa General (7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TBMS Cobrado (Ventas) - Tasa Cero (Exportaciones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TBMS Cobrado (Ventas) - Exento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TBMS Pagado (Compras) - Tasa General (7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TBMS Pagado (Compras) - Tasa Cero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TBMS Pagado (Compras) - Bienes Exent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TBMS Pagado (Compras) - Servicios Exent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TBM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GV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GV por Pagar (Ventas) - Tasa General (18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GV por Pagar (Ventas) - Tasa Cero (Exportaciones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GV por Pagar (Ventas) - Exento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GV por Recuperar (Compras) - Tasa General (18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GV por Recuperar (Compras) - Tasa Cero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GV por Recuperar (Compras) - Bienes Exento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GV por Recuperar (Compras) - Servicios Exento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GV por Recuperar - Importacione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GV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(Ventas) - Tasa General (19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(Compras) - Tasa General (19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- Importaciones (19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No Recuperable - Compras Exenta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CRÉDITO PROPORCIONAL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Crédito Proporcional - Asignable (19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Crédito Proporcional - No Recuperable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por Cobrar (Ventas) - Tasa General (13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3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por Cobrar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por Cobrar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3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3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3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3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Compras Exenta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MH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SV POR PAGAR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SV por Cobrar (Ventas) - Tasa General (15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SV por Cobrar (Ventas) - Tasa Especial (18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SV por Cobrar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SV por Cobrar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SV Crédito Fiscal (Compras) - Tasa General (15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SV Crédito Fiscal (Compras) - Tasa Especial (18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SV Crédito Fiscal - Importaciones (15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SV Crédito Fiscal - Importaciones (18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SV Crédito Fiscal No Deducible - Compras Exenta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SV A LA SAR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1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209.01.01</text:p>
          </table:table-cell>
          <table:table-cell office:value-type="string" calcext:value-type="string">
            <text:p>IVA TRASLADADO NO PAGADO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209.01.01.001</text:p>
          </table:table-cell>
          <table:table-cell office:value-type="string" calcext:value-type="string">
            <text:p>IVA Trasladado 16% Cobrado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209.01.01.002</text:p>
          </table:table-cell>
          <table:table-cell office:value-type="string" calcext:value-type="string">
            <text:p>IVA Trasladado 0% Cobrado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209.01.01.003</text:p>
          </table:table-cell>
          <table:table-cell office:value-type="string" calcext:value-type="string">
            <text:p>IVA Trasladado Exento Cobrado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209.01.01.004</text:p>
          </table:table-cell>
          <table:table-cell office:value-type="string" calcext:value-type="string">
            <text:p>IVA Trasladado 8% Cobrado (Frontera)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119.01.01</text:p>
          </table:table-cell>
          <table:table-cell office:value-type="string" calcext:value-type="string">
            <text:p>IVA ACREDITABLE POR PAGAR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119.01.01.001</text:p>
          </table:table-cell>
          <table:table-cell office:value-type="string" calcext:value-type="string">
            <text:p>IVA Acreditable 16% Pagado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119.01.01.002</text:p>
          </table:table-cell>
          <table:table-cell office:value-type="string" calcext:value-type="string">
            <text:p>IVA Acreditable 0% Pagado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119.01.01.003</text:p>
          </table:table-cell>
          <table:table-cell office:value-type="string" calcext:value-type="string">
            <text:p>IVA Acreditable 8% Pagado (Frontera)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119.01.01.004</text:p>
          </table:table-cell>
          <table:table-cell office:value-type="string" calcext:value-type="string">
            <text:p>IVA Acreditable - Importaciones 16%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119.01.99</text:p>
          </table:table-cell>
          <table:table-cell office:value-type="string" calcext:value-type="string">
            <text:p>IVA ACREDITABLE NO DEDUCIBLE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119.01.99.001</text:p>
          </table:table-cell>
          <table:table-cell office:value-type="string" calcext:value-type="string">
            <text:p>IVA No Deducible - Gastos Personales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6.00</text:p>
          </table:table-cell>
        </table:table-row>
      </table:table>
      <table:table table:name="Sheet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T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General (1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Reducida (5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General (10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Reducida (5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5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1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NIAT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ausado (Ventas) - Tasa General (16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ausado (Ventas) - Tasa Reducida (8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ausado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ausado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Acreditable (Compras) - Tasa General (16%)</text:p>
          </table:table-cell>
          <table:table-cell office:value-type="string" calcext:value-type="string">
            <text:p>IMPUESTOS POR ACREDIT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Acreditable (Compras) - Tasa Reducida (8%)</text:p>
          </table:table-cell>
          <table:table-cell office:value-type="string" calcext:value-type="string">
            <text:p>IMPUESTOS POR ACREDIT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Acreditable - Importaciones (16%)</text:p>
          </table:table-cell>
          <table:table-cell office:value-type="string" calcext:value-type="string">
            <text:p>IMPUESTOS POR ACREDIT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Acreditable - Importaciones (8%)</text:p>
          </table:table-cell>
          <table:table-cell office:value-type="string" calcext:value-type="string">
            <text:p>IMPUESTOS POR ACREDIT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8.00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Acreditable No Deducible - Compras Exentas</text:p>
          </table:table-cell>
          <table:table-cell office:value-type="string" calcext:value-type="string">
            <text:p>IMPUESTOS POR ACREDIT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1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DGI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Trasladado (Ventas) - Tasa Básica (22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Trasladado (Ventas) - Tasa Mínima (1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Trasladado (Ventas) - Exportaciones (Tasa 0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Trasladado (Ventas) - Ventas Exenta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Soportado (Compras) - Tasa Básica (22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Soportado (Compras) - Tasa Mínima (10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Soportado - Importaciones (22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Soportado - Importaciones (10%)</text:p>
          </table:table-cell>
          <table:table-cell office:value-type="string" calcext:value-type="string">
            <text:p>IMPUESTOS POR RECUPERAR</text:p>
          </table:table-cell>
          <table:table-cell office:value-type="string" calcext:value-type="string">
            <text:p>ACTIVO CORRIENTE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SOPORTADO NO DEDUCIBLE</text:p>
          </table:table-cell>
          <table:table-cell office:value-type="string" calcext:value-type="string">
            <text:p>IMPUESTOS NO DEDUCIBLES</text:p>
          </table:table-cell>
          <table:table-cell office:value-type="string" calcext:value-type="string">
            <text:p>GASTOS OPERATIVOS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Soportado No Deducible - Tasa Básica (22%)</text:p>
          </table:table-cell>
          <table:table-cell office:value-type="string" calcext:value-type="string">
            <text:p>IMPUESTOS NO DEDUCIBLES</text:p>
          </table:table-cell>
          <table:table-cell office:value-type="string" calcext:value-type="string">
            <text:p>GASTOS OPERATIVOS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Soportado No Deducible - Tasa Mínima (10%)</text:p>
          </table:table-cell>
          <table:table-cell office:value-type="string" calcext:value-type="string">
            <text:p>IMPUESTOS NO DEDUCIBLES</text:p>
          </table:table-cell>
          <table:table-cell office:value-type="string" calcext:value-type="string">
            <text:p>GASTOS OPERATIVOS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14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e have salaries and wages related accounts for Ecuador (e-EC). Can we adapt these for Uruguay (es-UY) requirements in the Chart of Accounts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ries and Wages – Balance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CUENTAS POR PAGAR - NÓMIN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tras deducciones de nómina por pagar (Sindicatos / Embargo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y contribuciones patronales a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evisión para aguinaldo (SAC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evisión para vacaciones no gozad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Salaries and Wages – Income Statement (Expend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SALARIOS Y SUEL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 (Contribuciones de ley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Aportes del empleador a la seguridad social (Contribuciones de jubilación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ago por discapacidad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Pago de vacacione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Pago por maternidad / paterni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Pago de horas extra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ón por despido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Pago por enferme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JORNALE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RPF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BP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BP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FONASA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FONASA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FRL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portes a Fondos de Industria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Otras deducciones por pagar (Embargos / Cuotas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LICENCIA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 y bonifi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AGUINA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Licencias pagadas (enfermedad / maternidad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APORTES PATRONALES BP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APORTES PATRONALES FONASA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Fondo de Reconversión Laboral (FRL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- Fondos de Industria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salud complementari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beneficios al pers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SALARIO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 DE SUEL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Personal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P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P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ón Especial a la Seguridad Social (CES)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BONO VACACIONAL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gratifi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o de producción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AGUINA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vacaci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IP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Contribución Especial a la Seguridad Social (CES) - Empleador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médico priva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REMUNERACIONES Y PARTICIPACION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de Quinta Categoría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 AF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Prima de Seguro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misión de AF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a ON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a EsSalud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GRATIFI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COMPENSACIÓN POR TIEMPO DE SERVICIOS (CTS)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 DEL PERS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signación familiar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Horas extras y sobre tiemp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ificaciones extraordinaria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RATIFI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COMPENSACIÓN POR TIEMPO DE SERVICIOS (CTS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Licencias y descansos méd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A ESSALUD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Seguro Complementario de Trabajo de Riesgo (SCTR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Indemnizaciones por cese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Alimentación princip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Movilidad y transporte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Aportes CS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CS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FARHU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Seguro Educativo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s de vida colectiv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DÉCIMO TERCER M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PRIMA DE ANTIGÜEDAD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DÉCIMO CUARTO M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y sueld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ima de antigüedad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DÉCIMO TERCER M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DÉCIMO CUARTO M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Licencias con goce de salari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CS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IFARHU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s de vida colec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Alimentación y transporte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Capacitación y desarroll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JORNALE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NS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patronales ANS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ANS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bra Social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OSECAC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 de Vida Obligatori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INSJ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AGUINALDO (SAC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CESE LABORAL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feriad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prem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esentism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AGUINALDO (SAC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APORTES PATRONALES ANS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CONTRIBUCIONES PATRONALES ANS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Obra Social - Aporte patr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Vida Obligatorio - Aporte patr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SJ - Aporte patr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FONDO DE CESE LABOR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2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REMUNERACIONES ACUMULADA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F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Seguro de Cesantía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Seguro de Cesantía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de Salud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Comisión AF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BONOS POR PAGAR (Colación, Movilización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SEGURO DE CESANTÍA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AFP (Comisión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accidentes del trabaj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término de contrat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beneficios leg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2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SR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HS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HS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Aportes RAP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RAP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INJUPEMP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 (13º SUELDO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BONO 14 (14º SUELDO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SALARIO VACACIONAL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PREAVISO E INDEMNIZ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 LABOR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y sueld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AGUINALDO (13º SUELDO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BONO 14 (14º SUELDO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SALARIO VACACI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Licencias con goce de salari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IHS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RAP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APORTES PATRONALES INJUPEMP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Preavis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Otros beneficios leg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2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209.01.01</text:p>
          </table:table-cell>
          <table:table-cell office:value-type="string" calcext:value-type="string">
            <text:p>SUELDOS Y SALARIOS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</text:p>
          </table:table-cell>
          <table:table-cell office:value-type="string" calcext:value-type="string">
            <text:p>OBLIGACIONES LABORALES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1</text:p>
          </table:table-cell>
          <table:table-cell office:value-type="string" calcext:value-type="string">
            <text:p>IMSS por pagar - Cuotas obrero patronal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2</text:p>
          </table:table-cell>
          <table:table-cell office:value-type="string" calcext:value-type="string">
            <text:p>SAR por pagar - Aportacion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3</text:p>
          </table:table-cell>
          <table:table-cell office:value-type="string" calcext:value-type="string">
            <text:p>INFONAVIT por pagar - Aportacion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4</text:p>
          </table:table-cell>
          <table:table-cell office:value-type="string" calcext:value-type="string">
            <text:p>ISR por pagar - Retenciones nómina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5</text:p>
          </table:table-cell>
          <table:table-cell office:value-type="string" calcext:value-type="string">
            <text:p>Subsidio al empleo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6</text:p>
          </table:table-cell>
          <table:table-cell office:value-type="string" calcext:value-type="string">
            <text:p>Aguinaldo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7</text:p>
          </table:table-cell>
          <table:table-cell office:value-type="string" calcext:value-type="string">
            <text:p>Prima vacacional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8</text:p>
          </table:table-cell>
          <table:table-cell office:value-type="string" calcext:value-type="string">
            <text:p>PTU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2.009</text:p>
          </table:table-cell>
          <table:table-cell office:value-type="string" calcext:value-type="string">
            <text:p>Otras prestaciones por pagar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3</text:p>
          </table:table-cell>
          <table:table-cell office:value-type="string" calcext:value-type="string">
            <text:p>PROVISIONES LABORAL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3.001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209.01.03.002</text:p>
          </table:table-cell>
          <table:table-cell office:value-type="string" calcext:value-type="string">
            <text:p>Provisión para liquidaciones</text:p>
          </table:table-cell>
          <table:table-cell office:value-type="string" calcext:value-type="string">
            <text:p>PASIV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600.01.01</text:p>
          </table:table-cell>
          <table:table-cell office:value-type="string" calcext:value-type="string">
            <text:p>SUELDOS Y SALARIO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1.001</text:p>
          </table:table-cell>
          <table:table-cell office:value-type="string" calcext:value-type="string">
            <text:p>Sueldos base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1.002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1.003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1.004</text:p>
          </table:table-cell>
          <table:table-cell office:value-type="string" calcext:value-type="string">
            <text:p>Bonos e incentivo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1.005</text:p>
          </table:table-cell>
          <table:table-cell office:value-type="string" calcext:value-type="string">
            <text:p>Premios de asistencia y puntualidad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</text:p>
          </table:table-cell>
          <table:table-cell office:value-type="string" calcext:value-type="string">
            <text:p>PRESTACIONES LABOR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.001</text:p>
          </table:table-cell>
          <table:table-cell office:value-type="string" calcext:value-type="string">
            <text:p>Aguinaldo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.002</text:p>
          </table:table-cell>
          <table:table-cell office:value-type="string" calcext:value-type="string">
            <text:p>Prima vacacional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.003</text:p>
          </table:table-cell>
          <table:table-cell office:value-type="string" calcext:value-type="string">
            <text:p>PTU (Participación de Utilidades)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.004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2.005</text:p>
          </table:table-cell>
          <table:table-cell office:value-type="string" calcext:value-type="string">
            <text:p>Indemnizacion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</text:p>
          </table:table-cell>
          <table:table-cell office:value-type="string" calcext:value-type="string">
            <text:p>APORTACIONES PATRON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.001</text:p>
          </table:table-cell>
          <table:table-cell office:value-type="string" calcext:value-type="string">
            <text:p>IMSS - Cuotas patron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.002</text:p>
          </table:table-cell>
          <table:table-cell office:value-type="string" calcext:value-type="string">
            <text:p>SAR - Aportaciones patron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.003</text:p>
          </table:table-cell>
          <table:table-cell office:value-type="string" calcext:value-type="string">
            <text:p>INFONAVIT - Aportaciones patron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.004</text:p>
          </table:table-cell>
          <table:table-cell office:value-type="string" calcext:value-type="string">
            <text:p>Riesgo de trabajo - Cuotas patronale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600.01.03.005</text:p>
          </table:table-cell>
          <table:table-cell office:value-type="string" calcext:value-type="string">
            <text:p>Guarderías IMSS</text:p>
          </table:table-cell>
          <table:table-cell office:value-type="string" calcext:value-type="string">
            <text:p>GASTOS DE OPERACIÓN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2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, SALARIOS Y BENEFICIOS ACUMUL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 Y PRESTACIONES SOCIAL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Aportes IVS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VS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Póliza HCM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Aportes FAOV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FAOV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INCE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CESTA TICKET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BONO DE ALIMENTACIÓN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BONO DE TRANSPORTE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UTILIDAD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BONO VACACIONAL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70</text:p>
          </table:table-cell>
          <table:table-cell office:value-type="string" calcext:value-type="string">
            <text:p>PROVISIÓN PARA ANTIGÜEDAD (PRESTACIONES SOCIALES)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8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, BENEFICIOS Y OBLIGACIONES LABORAL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UTILIDAD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BONO VACACIONAL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con goce de salari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CESTA TICKET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BONO DE ALIMENTACIÓN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BONO DE TRANSPORTE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APORTES PATRONALES IVS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PÓLIZA HCM (Seguro de Hospitalización, Cirugía y Maternidad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APORTES PATRONALES FAOV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APORTES PATRONALES INCE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ANTIGÜEDAD (PRESTACIONES SOCIALES)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7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named-expressions/>
      <table:database-ranges>
        <table:database-range table:name="__Anonymous_Sheet_DB__0" table:target-range-address="Sheet1.A1:Sheet1.J144">
          <table:sort>
            <table:sort-by table:field-number="0" table:data-type="automatic"/>
          </table:sort>
        </table:database-range>
        <table:database-range table:name="__Anonymous_Sheet_DB__2" table:target-range-address="Sheet3.A1:Sheet3.J1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2:42:29.210667900</meta:creation-date>
    <dc:date>2025-10-14T06:04:14.833819100</dc:date>
    <meta:editing-duration>P1DT17H21M45S</meta:editing-duration>
    <meta:editing-cycles>1</meta:editing-cycles>
    <meta:document-statistic meta:table-count="23" meta:cell-count="3404" meta:object-count="0"/>
    <meta:generator>LibreOffice/25.8.0.4$Windows_X86_64 LibreOffice_project/48f00303701489684e67c38c28aff00cd5929e67</meta:generator>
  </office:meta>
</office:document-meta>
</file>